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0073de" officeooo:paragraph-rsid="000073de"/>
    </style:style>
    <style:style style:name="P2" style:family="paragraph" style:parent-style-name="Heading_20_1">
      <style:text-properties officeooo:rsid="000e64bd" officeooo:paragraph-rsid="000e64bd"/>
    </style:style>
    <style:style style:name="P3" style:family="paragraph" style:parent-style-name="Text_20_body">
      <style:text-properties officeooo:rsid="0027bba5" officeooo:paragraph-rsid="0027bba5"/>
    </style:style>
    <style:style style:name="P4" style:family="paragraph" style:parent-style-name="Text_20_body">
      <style:text-properties officeooo:rsid="0029006a" officeooo:paragraph-rsid="0029006a"/>
    </style:style>
    <style:style style:name="P5" style:family="paragraph" style:parent-style-name="Text_20_body">
      <style:text-properties officeooo:rsid="002b76bc" officeooo:paragraph-rsid="002d5bed"/>
    </style:style>
    <style:style style:name="T1" style:family="text">
      <style:text-properties officeooo:rsid="00025de0"/>
    </style:style>
    <style:style style:name="T2" style:family="text">
      <style:text-properties officeooo:rsid="00261c32"/>
    </style:style>
    <style:style style:name="T3" style:family="text">
      <style:text-properties officeooo:rsid="002a0642"/>
    </style:style>
    <style:style style:name="T4" style:family="text">
      <style:text-properties officeooo:rsid="002b76bc"/>
    </style:style>
    <style:style style:name="T5" style:family="text">
      <style:text-properties officeooo:rsid="002c1b4e"/>
    </style:style>
    <style:style style:name="T6" style:family="text">
      <style:text-properties officeooo:rsid="002d5bed"/>
    </style:style>
    <style:style style:name="T7" style:family="text">
      <style:text-properties officeooo:rsid="002dc3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&lt;<text:span text:style-name="T1">strong&gt;</text:span><text:span text:style-name="T2">Portfolio</text:span><text:span text:style-name="T1">&lt;/strong&gt; </text:span><text:span text:style-name="T2">website</text:span></text:h>
      <text:p text:style-name="P3">You’ve seen at least 2 pages now.</text:p>
      <text:h text:style-name="P1" text:outline-level="1"/>
      <text:h text:style-name="P2" text:outline-level="1">Overview</text:h>
      <text:p text:style-name="P4">Felt like something I was lacking while applying to jobs, so I decided to create this website to supplement my resume. It also gave me a good opportunity to learn &lt;strong&gt;html&lt;/strong&gt; and &lt;strong&gt;css&lt;/strong&gt;.</text:p>
      <text:h text:style-name="Heading_20_1" text:outline-level="1">Description</text:h>
      <text:p text:style-name="P4"><text:span text:style-name="T5">B</text:span>uilt using &lt;strong&gt;Blazor&lt;/strong&gt; <text:span text:style-name="T3">and deployed </text:span><text:span text:style-name="T5">to</text:span><text:span text:style-name="T3"> &lt;strong&gt;Azure&lt;/strong&gt; as a static web app. </text:span><text:span text:style-name="T4">It uses the &lt;MudLink Href&gt;MudBlazor&lt;/MudLink&gt; component library, but is otherwise developed by me.</text:span></text:p>
      <text:p text:style-name="P5">Realistically, this shouldn’t have taken me more than a few months to learn and produce, but I found my biggest struggle was writing <text:span text:style-name="T5">the content, and I stalled on that for a &lt;</text:span><text:span text:style-name="T6">i&gt;</text:span><text:span text:style-name="T5">while&lt;/</text:span><text:span text:style-name="T6">i&gt;</text:span><text:span text:style-name="T5">.</text:span></text:p>
      <text:p text:style-name="P5"><text:span text:style-name="T6">I think my biggest mistake (this was new to me) was not sorting out component libraries before I started. I was a month into development before I started to feel bogged down by the default version of Bootstrap. I then had to spend a week or two going back though, transferring everything to use a new library.</text:span></text:p>
      <text:h text:style-name="Heading_20_1" text:outline-level="1">GitHub</text:h>
      <text:p text:style-name="Text_20_body"><text:span text:style-name="T6">If you want to take a look at the repository, it’s here</text:span>: &lt;MudLink Href=”https://github.com/Rielk/Portfolio”&gt;<text:span text:style-name="T6">Portfolio</text:span>&lt;/MudLink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9T04:26:38.878000000</dc:date>
    <meta:editing-duration>PT6H47M43S</meta:editing-duration>
    <meta:editing-cycles>30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0" meta:word-count="174" meta:character-count="1119" meta:non-whitespace-character-count="955"/>
  </office:meta>
</office:document-meta>
</file>